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zkodliwe jedzenie:</text:p>
      <text:p text:style-name="Standard"/>
      <text:p text:style-name="Standard">-Energetyki</text:p>
      <text:p text:style-name="Standard">-Piwo, procenty to lej do baku agregatu</text:p>
      <text:p text:style-name="Standard">-Narkotyki</text:p>
      <text:p text:style-name="Standard">-Papierosy</text:p>
      <text:p text:style-name="Standard">-Arkohol dla samochodu</text:p>
      <text:p text:style-name="Standard">-Trucizny</text:p>
      <text:p text:style-name="Standard">-Mięso</text:p>
      <text:p text:style-name="Standard">-Nabiał</text:p>
      <text:p text:style-name="Standard">-Tłuste jedzenie</text:p>
      <text:p text:style-name="Standard">-Majonezy</text:p>
      <text:p text:style-name="Standard">-Produkty przetworzone i od rolnika z chlewni</text:p>
      <text:p text:style-name="Standard">-Chemia i dziwne produkty farmakologiczne</text:p>
      <text:p text:style-name="Standard"/>
      <text:p text:style-name="Standard">A jezusowi żyć 2 raz na krzyżu. Świata nie zbawił świata nie stworzył kwantami nie operował na chemii się nie znał był dla idiotów wzorem. </text:p>
      <text:p text:style-name="Standard"/>
      <text:p text:style-name="Standard">Nie szkodliwe są:</text:p>
      <text:p text:style-name="Standard">-Woda przefiltrowana filtrami mechanicznymi i kwantowymi jak promieniowanie UV potem woda wlana do dzbanka z gliny</text:p>
      <text:p text:style-name="Standard">-Naleśniki z jabłkiem nie przetworzonym z mąki roślinnej dobrze przebadanej nie szkodliwej dla zdrowia</text:p>
      <text:p text:style-name="Standard">-Witaminy i minerały</text:p>
      <text:p text:style-name="Standard"/>
      <text:p text:style-name="Standard">To co może jeść człowiek i jest dla niego zdrowe. Jak chcesz jeść truciznę to się zmutuj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7T16:16:47.33</meta:creation-date>
    <meta:generator>OpenOffice/4.1.7$Win32 OpenOffice.org_project/417m1$Build-9800</meta:generator>
    <dc:date>2020-12-17T16:26:39.13</dc:date>
    <meta:editing-duration>PT8M28S</meta:editing-duration>
    <meta:editing-cycles>3</meta:editing-cycles>
    <meta:document-statistic meta:table-count="0" meta:image-count="0" meta:object-count="0" meta:page-count="1" meta:paragraph-count="19" meta:word-count="111" meta:character-count="726"/>
  </office:meta>
</office:document-meta>
</file>